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Lisu" svg:font-family="'Noto Sans Lisu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6.96cm" fo:margin-left="0cm" fo:margin-right="0.041cm" table:align="margins"/>
    </style:style>
    <style:style style:name="Tableau1.A" style:family="table-column">
      <style:table-column-properties style:column-width="5.424cm" style:rel-column-width="3075*"/>
    </style:style>
    <style:style style:name="Tableau1.B" style:family="table-column">
      <style:table-column-properties style:column-width="11.536cm" style:rel-column-width="6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3.634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436cm" style:rel-column-width="3082*"/>
    </style:style>
    <style:style style:name="Tableau2.B" style:family="table-column">
      <style:table-column-properties style:column-width="11.564cm" style:rel-column-width="655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Noto Sans Lisu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Noto Sans Lisu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ans Lisu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 Lisu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oto Sans Lisu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ans Lisu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 Lisu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protocole</text:p>
      <text:p text:style-name="P5">Type requête :</text:p>
      <text:p text:style-name="P3">typedef struct <text:span text:style-name="T3">req</text:span> {</text:p>
      <text:p text:style-name="P3"><text:tab/>int <text:span text:style-name="T3">typeReq</text:span>;</text:p>
      <text:p text:style-name="P3"><text:tab/>int <text:span text:style-name="T3">id</text:span>;</text:p>
      <text:p text:style-name="P3"><text:tab/>int <text:span text:style-name="T3">tailleData</text:span>;</text:p>
      <text:p text:style-name="P3"><text:tab/>char <text:span text:style-name="T3">data</text:span>[R_tailleMaxData];</text:p>
      <text:p text:style-name="P3">} requete;</text:p>
      <text:p text:style-name="P3"/>
      <text:p text:style-name="P3"><text:span text:style-name="T1">Le type </text:span><text:span text:style-name="T2">req</text:span><text:span text:style-name="T1"> utilisé par le serveur et le client pour communiquer </text:span></text:p>
      <text:p text:style-name="P4"><text:tab/><text:span text:style-name="T3">typeReq</text:span> : définit le type de requête (ex : demande de connexion, envoi fichier son …).</text:p>
      <text:p text:style-name="P4"><text:tab/><text:tab/>Utiliser les constantes pour l'initialiser.</text:p>
      <text:p text:style-name="P4"><text:tab/><text:span text:style-name="T3">id</text:span> : identifiant d'un client permettant au serveur de distinguer les client.</text:p>
      <text:p text:style-name="P4"><text:tab/><text:tab/>Chaque id doit être unique au niveau du serveur. </text:p>
      <text:p text:style-name="P4"><text:tab/><text:tab/>Si c'est un client sans id attribué ou le serveur qui effectue la requète, id doit être égal à <text:tab/><text:tab/><text:span text:style-name="T4">R_idNull.</text:span></text:p>
      <text:p text:style-name="P4"><text:tab/><text:span text:style-name="T3">tailleData</text:span> : indique la taille du buffer de donnée.</text:p>
      <text:p text:style-name="P4"><text:tab/><text:span text:style-name="T3">data</text:span> : correspond aux données qui seront envoyées (ex : le fichier son par le serveur au client).</text:p>
      <text:p text:style-name="P4">Les attribut du type requête ne sont pas à modifier, il faut passer par les fonctions ci dessous.</text:p>
      <text:p text:style-name="P4"/>
      <text:p text:style-name="P6">Types de requètes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#define R_demandeCo 0</text:p>
          </table:table-cell>
          <table:table-cell table:style-name="Tableau1.B1" office:value-type="string">
            <text:p text:style-name="P4">Demande au serveur si le client peut se connecter et recevoir un identifiant. </text:p>
            <text:p text:style-name="P4"><text:tab/>Envoyée par : le client</text:p>
            <text:p text:style-name="P4"><text:tab/><text:span text:style-name="T3">id</text:span> non utile</text:p>
            <text:p text:style-name="P4"><text:tab/><text:span text:style-name="T3">data </text:span>non utile</text:p>
            <text:p text:style-name="P4">Réponse attendue :</text:p>
            <text:p text:style-name="P4"><text:tab/>R_okDemandeCo</text:p>
            <text:p text:style-name="P4"><text:tab/>R_serverPlein</text:p>
          </table:table-cell>
        </table:table-row>
        <table:table-row>
          <table:table-cell table:style-name="Tableau1.A2" office:value-type="string">
            <text:p text:style-name="P4">#define R_okDemandeCo 1000</text:p>
          </table:table-cell>
          <table:table-cell table:style-name="Tableau1.B2" office:value-type="string">
            <text:p text:style-name="P4">Requête envoyée par le serveur pour confirmer que le client peut se connecter.<text:tab/></text:p>
            <text:p text:style-name="P4"><text:tab/>Envoyée par : le serveur</text:p>
            <text:p text:style-name="P4"><text:tab/><text:span text:style-name="T3">id</text:span> non utile</text:p>
            <text:p text:style-name="P4"><text:tab/><text:span text:style-name="T3">data </text:span>doit être au moins de la taille d'un int et contient l'id attribué au client</text:p>
            <text:p text:style-name="P4">Réponse attendue :</text:p>
            <text:p text:style-name="P4"><text:tab/>Aucune</text:p>
          </table:table-cell>
        </table:table-row>
        <table:table-row table:style-name="Tableau1.3">
          <table:table-cell table:style-name="Tableau1.A2" office:value-type="string">
            <text:p text:style-name="P4">#define R_fermerCo 2</text:p>
          </table:table-cell>
          <table:table-cell table:style-name="Tableau1.B2" office:value-type="string">
            <text:p text:style-name="P1">Le client informe le serveur qu'il ferme la connexion .</text:p>
            <text:p text:style-name="P4"><text:tab/>Envoyée par : le client</text:p>
            <text:p text:style-name="P4"><text:tab/><text:span text:style-name="T3">id</text:span> obligatoire</text:p>
            <text:p text:style-name="P4"><text:tab/><text:span text:style-name="T3">data </text:span>non utile</text:p>
            <text:p text:style-name="P4">Réponse attendue :</text:p>
            <text:p text:style-name="P4"><text:tab/>R_okFermerCo</text:p>
            <text:p text:style-name="P4"><text:tab/>R_idInexistant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>
          <table:table-cell table:style-name="Tableau1.A2" office:value-type="string">
            <text:p text:style-name="P4">#define R_okFermerCo 1002</text:p>
          </table:table-cell>
          <table:table-cell table:style-name="Tableau1.B2" office:value-type="string">
            <text:p text:style-name="P1">Le serveur prévient le client qu'il a bien reçu sa requête de fermeture de connexion.</text:p>
            <text:p text:style-name="P4"><text:tab/>Envoyée par : le serveur</text:p>
            <text:p text:style-name="P4"><text:tab/><text:span text:style-name="T3">id</text:span> <text:s/>non utile</text:p>
            <text:p text:style-name="P4"><text:tab/><text:span text:style-name="T3">data </text:span>non utile</text:p>
            <text:p text:style-name="P4">Réponse attendue 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demanderFicherAudio 3</text:p>
          </table:table-cell>
          <table:table-cell table:style-name="Tableau1.B2" office:value-type="string">
            <text:p text:style-name="P1">Demande au serveur de commencer à lire un fichier.</text:p>
            <text:p text:style-name="P4"><text:tab/>Envoyée par : le client</text:p>
            <text:p text:style-name="P4"><text:tab/><text:span text:style-name="T3">id</text:span> obligatoire</text:p>
            <text:p text:style-name="P4"><text:tab/><text:span text:style-name="T3">data </text:span>obligatoire, contient le nom du fichier à ouvrir</text:p>
            <text:p text:style-name="P4">Réponse attendue :</text:p>
            <text:p text:style-name="P4"><text:tab/>R_okDemanderFichierAudio</text:p>
            <text:p text:style-name="P4"><text:tab/>R_fichierAudioNonTrouver</text:p>
            <text:p text:style-name="P4"><text:tab/>R_idInexistant</text:p>
          </table:table-cell>
        </table:table-row>
        <table:table-row>
          <table:table-cell table:style-name="Tableau1.A2" office:value-type="string">
            <text:p text:style-name="P4">#define R_okDemanderFichierAudio 1003</text:p>
          </table:table-cell>
          <table:table-cell table:style-name="Tableau1.B2" office:value-type="string">
            <text:p text:style-name="P1">Réponse du serveur si le fichier demandé a été trouvé.</text:p>
            <text:p text:style-name="P4"><text:tab/>Envoyée par : le serveur</text:p>
            <text:p text:style-name="P4"><text:tab/><text:span text:style-name="T3">id</text:span> non utile</text:p>
            <text:p text:style-name="P4"><text:tab/><text:span text:style-name="T3">data </text:span>obligatoire, contient des informations sur le fichier son : <text:tab/>fréquence, taille, mono ou stéréo </text:p>
            <text:p text:style-name="P4">Réponse attendue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fichierAudioNonTrouver 1004</text:p>
          </table:table-cell>
          <table:table-cell table:style-name="Tableau1.B2" office:value-type="string">
            <text:p text:style-name="P1">Réponse du serveur si le fichier demandé n'a pas été trouvé ou n'est pas un fichier son.</text:p>
            <text:p text:style-name="P4"><text:tab/>Envoyée par : le serveur</text:p>
            <text:p text:style-name="P4"><text:tab/><text:span text:style-name="T3">id</text:span> non utile</text:p>
            <text:p text:style-name="P4"><text:tab/><text:span text:style-name="T3">data </text:span>non utile</text:p>
            <text:p text:style-name="P4">Réponse attendue 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demandePartieSuivanteFichier 12</text:p>
          </table:table-cell>
          <table:table-cell table:style-name="Tableau1.B2" office:value-type="string">
            <text:p text:style-name="P1">Le client demande au serveur de lui envoyer la suite du fichier</text:p>
            <text:p text:style-name="P4">La partie data doit contenir le numéro du bloc de fichier permettant ainsi de vérifier si il y a eu une perte de paquet lors de la transmission.</text:p>
            <text:p text:style-name="P4">Si le serveur a le même numéro que celui envoyé par le serveur c'est qu'il y a eu une perte lors de l'envoi serveur-&gt;client.</text:p>
            <text:p text:style-name="P4">Si le serveur a pour numéro, numéro_client - 1, tout s'est bien passé et le serveur envoie la suite du fichier.</text:p>
            <text:p text:style-name="P4">Les autres cas ne peuvent pas arriver.</text:p>
            <text:p text:style-name="P4"><text:tab/>Envoyée par :le client</text:p>
            <text:p text:style-name="P4"><text:tab/><text:span text:style-name="T3">id</text:span> obligatoire</text:p>
            <text:p text:style-name="P4"><text:tab/><text:span text:style-name="T3">data </text:span>obligatoire</text:p>
            <text:p text:style-name="P4">Réponse attendue :</text:p>
            <text:p text:style-name="P4"><text:tab/>R_okPartieSuivanteFichier</text:p>
            <text:p text:style-name="P4"><text:tab/>R_finFichier</text:p>
            <text:p text:style-name="P4"><text:tab/>R_fichierAudioNonTrouver</text:p>
            <text:p text:style-name="P4"><text:tab/>R_idInexistant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>
          <table:table-cell table:style-name="Tableau1.A2" office:value-type="string">
            <text:p text:style-name="P4">#define R_okPartieSuivanteFichier 1012</text:p>
          </table:table-cell>
          <table:table-cell table:style-name="Tableau1.B2" office:value-type="string">
            <text:p text:style-name="P1">Le serveur confirme qu'il a bien reçu la demande de lecture du fichier.</text:p>
            <text:p text:style-name="P4"><text:tab/>Envoyée par : le serveur</text:p>
            <text:p text:style-name="P4"><text:tab/><text:span text:style-name="T3">id</text:span> non utile</text:p>
            <text:p text:style-name="P4"><text:tab/><text:span text:style-name="T3">data </text:span>obligatoire, contient une partie du fichier demandé</text:p>
            <text:p text:style-name="P4">Réponse attendue 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finFichier 1013</text:p>
          </table:table-cell>
          <table:table-cell table:style-name="Tableau1.B2" office:value-type="string">
            <text:p text:style-name="P1">Indique au client que le serveur à envoyer tout le fichier.</text:p>
            <text:p text:style-name="P4"><text:tab/>Envoyée par : le serveur</text:p>
            <text:p text:style-name="P4"><text:tab/><text:span text:style-name="T3">id</text:span> non utile</text:p>
            <text:p text:style-name="P4"><text:tab/><text:span text:style-name="T3">data </text:span>non utile</text:p>
            <text:p text:style-name="P4">Réponse attendue 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serverPlein 10</text:p>
          </table:table-cell>
          <table:table-cell table:style-name="Tableau1.B2" office:value-type="string">
            <text:p text:style-name="P1">Requête qu'envoie le serveur pour prévenir le client qu'il n'y a plus de place.</text:p>
            <text:p text:style-name="P4"><text:tab/>Envoyée par : le serveur</text:p>
            <text:p text:style-name="P4"><text:tab/><text:span text:style-name="T3">id</text:span> non utile</text:p>
            <text:p text:style-name="P4"><text:tab/><text:span text:style-name="T3">data </text:span>non utile</text:p>
            <text:p text:style-name="P4">Réponse attendue 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idInexistant 11</text:p>
          </table:table-cell>
          <table:table-cell table:style-name="Tableau1.B2" office:value-type="string">
            <text:p text:style-name="P4">Requête qu'envoie le serveur si il reçoit un id qui n'est pas définit.</text:p>
            <text:p text:style-name="P4"><text:tab/>Envoyer par le serveur</text:p>
            <text:p text:style-name="P4"><text:tab/><text:span text:style-name="T3">id</text:span> non utile</text:p>
            <text:p text:style-name="P4"><text:tab/><text:span text:style-name="T3">data </text:span>non utile</text:p>
            <text:p text:style-name="P4">Réponse attendue :</text:p>
            <text:p text:style-name="P4"><text:tab/>Aucune</text:p>
          </table:table-cell>
        </table:table-row>
        <table:table-row>
          <table:table-cell table:style-name="Tableau1.A2" office:value-type="string">
            <text:p text:style-name="P4">#define R_idNull -1</text:p>
          </table:table-cell>
          <table:table-cell table:style-name="Tableau1.B2" office:value-type="string">
            <text:p text:style-name="P4">Id à mettre lorsqu'il n'a pas été attribué ou n'est pas nécessaire.</text:p>
          </table:table-cell>
        </table:table-row>
      </table:table>
      <text:p text:style-name="P4"/>
      <text:p text:style-name="P4"/>
      <text:p text:style-name="P4"/>
      <text:p text:style-name="P6">Fonctions :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void <text:span text:style-name="T3">initRequete</text:span>(requete *<text:span text:style-name="T3">req</text:span>, int <text:span text:style-name="T3">typeReq</text:span>, int <text:span text:style-name="T3">id</text:span>, unsigned int <text:span text:style-name="T3">tailleData</text:span>, char *<text:span text:style-name="T3">buf</text:span>);</text:p>
          </table:table-cell>
          <table:table-cell table:style-name="Tableau2.B1" office:value-type="string">
            <text:p text:style-name="P1">Initialise une requête avec <text:span text:style-name="T3">typeReq</text:span>, <text:span text:style-name="T3">id</text:span>, <text:span text:style-name="T3">tailleData</text:span> et le contenu de <text:span text:style-name="T3">buf</text:span> dans <text:span text:style-name="T3">data</text:span>.</text:p>
            <text:p text:style-name="P4">Si <text:span text:style-name="T3">tailleData</text:span> est supérieur à R_tailleMaxData, il est remis à R_tailleMaxData.</text:p>
          </table:table-cell>
        </table:table-row>
        <table:table-row>
          <table:table-cell table:style-name="Tableau2.A2" office:value-type="string">
            <text:p text:style-name="P4">void <text:span text:style-name="T3">initRequeteFromBytes</text:span>(requete *<text:span text:style-name="T3">req</text:span>, char *<text:span text:style-name="T3">bytes</text:span>);</text:p>
          </table:table-cell>
          <table:table-cell table:style-name="Tableau2.B2" office:value-type="string">
            <text:p text:style-name="P1">Initialise une requête en fonction d'une liste d'octet</text:p>
            <text:p text:style-name="P1"><text:span text:style-name="T3">bytes</text:span> est divisé en 4 partie :</text:p>
            <text:p text:style-name="P4"/>
            <text:p text:style-name="P4">- 1ère partie correspond au type de la requête. Codé sur 'sizeof(int)' </text:p>
            <text:p text:style-name="P4"><text:s text:c="2"/>octets</text:p>
            <text:p text:style-name="P4">- 2ème partie à l'éventuel identifiant du client. Codé sur 'sizeof(int)'</text:p>
            <text:p text:style-name="P4"><text:s text:c="2"/>octets</text:p>
            <text:p text:style-name="P4">- 3ème partie à la taille de la zone data qui se trouve en partie <text:tab/>4. Codé</text:p>
            <text:p text:style-name="P4"><text:s text:c="2"/>sur 'sizeof(int)' octets</text:p>
            <text:p text:style-name="P4">- 4ème partie qui sera copier dans la partie data de la requête.</text:p>
            <text:p text:style-name="P4"><text:s text:c="2"/>Cette 4ème est de la longueur qui est indiqué dans la 3ème partie.</text:p>
            <text:p text:style-name="P4"/>
            <text:p text:style-name="P4"><text:span text:style-name="T3">bytes</text:span> doit avoir une taille égal ou supérieur à sizeofReq(<text:span text:style-name="T3">req</text:span>).</text:p>
            <text:p text:style-name="P4">Possibilité d'utilisé la constante R_tailleMaxReq pour être sûr d'avoir aucun problème de débordement.</text:p>
          </table:table-cell>
        </table:table-row>
        <text:soft-page-break/>
        <table:table-row>
          <table:table-cell table:style-name="Tableau2.A2" office:value-type="string">
            <text:p text:style-name="P4">int <text:span text:style-name="T3">sizeofReq</text:span>(requete <text:span text:style-name="T3">req</text:span>);</text:p>
          </table:table-cell>
          <table:table-cell table:style-name="Tableau2.B2" office:value-type="string">
            <text:p text:style-name="P1">Renvoie la taille en octet que devra prendre la requête <text:span text:style-name="T3">req.</text:span></text:p>
            <text:p text:style-name="P4">Soit : sizeof(int)*3 + <text:span text:style-name="T3">req</text:span> -&gt;tailleReq</text:p>
          </table:table-cell>
        </table:table-row>
        <table:table-row>
          <table:table-cell table:style-name="Tableau2.A2" office:value-type="string">
            <text:p text:style-name="P4">int <text:span text:style-name="T3">requeteToBytes</text:span>(char* <text:span text:style-name="T3">dest</text:span>, requete <text:span text:style-name="T3">reqAConvertir</text:span>);</text:p>
          </table:table-cell>
          <table:table-cell table:style-name="Tableau2.B2" office:value-type="string">
            <text:p text:style-name="P1">Convertit une requête en sa représentation en octet.</text:p>
            <text:p text:style-name="P4"><text:span text:style-name="T3">dest</text:span> doit être égal ou supérieur à sizeofReq(<text:span text:style-name="T3">reqAConvertir</text:span>)</text:p>
            <text:p text:style-name="P4">Possibilité d'utilisé la constante R_tailleMaxReq pour définir la taille de <text:span text:style-name="T3">dest</text:span> et être assuré qu'il possède une taille suffisante.</text:p>
          </table:table-cell>
        </table:table-row>
        <table:table-row>
          <table:table-cell table:style-name="Tableau2.A2" office:value-type="string">
            <text:p text:style-name="P4">int <text:span text:style-name="T3">bytesToInt</text:span>(char* <text:span text:style-name="T3">bytes</text:span>);</text:p>
          </table:table-cell>
          <table:table-cell table:style-name="Tableau2.B2" office:value-type="string">
            <text:p text:style-name="P4">Convertit les 'sizeof(int)' 1er octet de <text:span text:style-name="T3">bytes</text:span> en int.</text:p>
          </table:table-cell>
        </table:table-row>
        <table:table-row>
          <table:table-cell table:style-name="Tableau2.A2" office:value-type="string">
            <text:p text:style-name="P4">void <text:span text:style-name="T3">intToBytes</text:span>(char* <text:span text:style-name="T3">dest</text:span>, int <text:span text:style-name="T3">n</text:span>);</text:p>
          </table:table-cell>
          <table:table-cell table:style-name="Tableau2.B2" office:value-type="string">
            <text:p text:style-name="P4">Convertit un int <text:span text:style-name="T3">n </text:span>en sa représentation en octet. </text:p>
            <text:p text:style-name="P4"><text:span text:style-name="T3">dest</text:span> doit avoir une taille d'au moins sizeof(int).</text:p>
          </table:table-cell>
        </table:table-row>
      </table:table>
      <text:p text:style-name="P4"/>
      <text:p text:style-name="P4"/>
      <text:p text:style-name="P6">Filtres :</text:p>
      <text:p text:style-name="P7"><text:tab/></text:p>
      <text:p text:style-name="P7">Modification du volume d'écoute</text:p>
      <text:p text:style-name="P7"><text:tab/>le filtre -vol suivi d'un entier positif</text:p>
      <text:p text:style-name="P7"><text:tab/>le filtre -gauche suivi d'un entier modifie le volume gauche si le son est en stéréo</text:p>
      <text:p text:style-name="P7"><text:tab/>le filtre -droite suivi d'un entier modifie le volume droit si le son est en stéréo.</text:p>
      <text:p text:style-name="P7"><text:tab/>Par défaut, le volume est à 100%</text:p>
      <text:p text:style-name="P7"/>
      <text:p text:style-name="P7">Modification de la vitesse de lecture</text:p>
      <text:p text:style-name="P7"><text:tab/>le filtre -vit suivi d'un entier positif, par défaut la vitesse est à 100%</text:p>
      <text:p text:style-name="P7"/>
      <text:p text:style-name="P7">Lecture en mode mono</text:p>
      <text:p text:style-name="P7"><text:tab/>le filtre -mono force à jouer la musique en mono</text:p>
      <text:p text:style-name="P7"/>
      <text:p text:style-name="P7">Lecture avec écho</text:p>
      <text:p text:style-name="P7"><text:tab/>le filtre -echo permet d'ajouter de l’écho au fichier audio</text:p>
      <text:p text:style-name="P7"/>
      <text:p text:style-name="P7">Lecture inverse/symétrique</text:p>
      <text:p text:style-name="P7"><text:tab/>le filtre -inverse va inverser le coté gauche et droite si le son est en stéré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Lisu" svg:font-family="'Noto Sans Lisu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tic Istic</meta:initial-creator>
    <meta:creation-date>2016-03-30T10:29:38</meta:creation-date>
    <dc:date>2016-03-30T12:08:22</dc:date>
    <dc:creator>Istic Istic</dc:creator>
    <meta:editing-duration>PT1M45S</meta:editing-duration>
    <meta:editing-cycles>2</meta:editing-cycles>
    <meta:generator>OpenOffice/4.1.1$Unix OpenOffice.org_project/411m6$Build-9775</meta:generator>
    <meta:document-statistic meta:table-count="2" meta:image-count="0" meta:object-count="0" meta:page-count="4" meta:paragraph-count="159" meta:word-count="1003" meta:character-count="6099"/>
  </office:meta>
</office:document-meta>
</file>